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83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" fo:font-size="10pt" fo:language="en" fo:country="US" fo:font-style="normal" style:text-underline-style="none" fo:font-weight="normal" style:font-name-asian="Consolas" style:language-asian="en" style:country-asian="US" style:font-name-complex="Consolas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0pt" fo:font-style="normal" style:text-underline-style="none" fo:font-weight="normal" style:font-weight-asian="normal" style:font-weight-complex="normal"/>
    </style:style>
    <style:style style:name="ce1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1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table table:name="TestCase" table:style-name="ta1" table:print="false">
        <table:table-column table:style-name="co9" table:default-cell-style-name="ce16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7" office:value-type="string">
            <text:p>openApplication</text:p>
          </table:table-cell>
        </table:table-row>
        <table:table-row table:style-name="ro4">
          <table:table-cell table:style-name="ce18" office:value-type="string">
            <text:p>addProcedureFromClinical</text:p>
          </table:table-cell>
        </table:table-row>
        <table:table-row table:style-name="ro1">
          <table:table-cell table:style-name="ce19" office:value-type="string">
            <text:p>closeApplication</text:p>
          </table:table-cell>
        </table:table-row>
      </table:table>
      <table:table table:name="PROD_TestData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default-cell-style-name="ce10"/>
        <table:table-column table:style-name="co2" table:number-columns-repeated="2" table:default-cell-style-name="ce13"/>
        <table:table-row table:style-name="ro1">
          <table:table-cell office:value-type="string">
            <text:p>URL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9" office:value-type="date" office:date-value="2017-08-11">
            <text:p>11 August 2017</text:p>
          </table:table-cell>
          <table:table-cell table:style-name="ce11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4" office:value-type="string">
            <text:p>Website</text:p>
          </table:table-cell>
          <table:table-cell table:style-name="ce14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1" svg:font-family="Consolas"/>
    <style:font-face style:name="Sans" svg:font-family="Sans"/>
    <style:font-face style:name="Monaco" svg:font-family="Monaco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9/10/2017</text:date>, <text:time>16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55:50</meta:creation-date>
    <dc:date>2017-10-09T16:24:32</dc:date>
    <meta:editing-duration>PT4M4S</meta:editing-duration>
    <meta:editing-cycles>5</meta:editing-cycles>
    <meta:generator>OpenOffice/4.1.3$Unix OpenOffice.org_project/413m1$Build-9783</meta:generator>
    <meta:document-statistic meta:table-count="2" meta:cell-count="20" meta:object-count="0"/>
  </office:meta>
</office:document-meta>
</file>